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07daf" officeooo:paragraph-rsid="00107d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07</text:p>
      <text:p text:style-name="P1"/>
      <text:p text:style-name="P1">abstracts</text:p>
      <text:p text:style-name="P1"><text:tab/>_variables: colores, fonts</text:p>
      <text:p text:style-name="P1"><text:tab/><text:tab/>para las fonts principales, poner en html el link</text:p>
      <text:p text:style-name="P1"><text:tab/>_mixins:</text:p>
      <text:p text:style-name="P1"><text:tab/><text:tab/>Listas para reset list, crear también para los botones</text:p>
      <text:p text:style-name="P1"><text:tab/></text:p>
      <text:p text:style-name="P1">layout</text:p>
      <text:p text:style-name="P1"><text:tab/>_container: Margenes principales</text:p>
      <text:p text:style-name="P1"><text:tab/>_header: Margenes explicitos</text:p>
      <text:p text:style-name="P1"/>
      <text:p text:style-name="P1">poner un color de fondo a toda la pg:</text:p>
      <text:p text:style-name="P1">en layout – main</text:p>
      <text:p text:style-name="P1"/>
      <text:p text:style-name="P1"/>
      <text:p text:style-name="P1"/>
      <text:p text:style-name="P1"/>
      <text:p text:style-name="P1">Reponsive:</text:p>
      <text:p text:style-name="P1">iPad Air: ipad vertica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20:42:03.890674695</meta:creation-date>
    <dc:date>2025-10-15T07:44:33.078001383</dc:date>
    <meta:editing-duration>P8DT11H2M29S</meta:editing-duration>
    <meta:editing-cycles>1</meta:editing-cycles>
    <meta:document-statistic meta:table-count="0" meta:image-count="0" meta:object-count="0" meta:page-count="1" meta:paragraph-count="14" meta:word-count="49" meta:character-count="318" meta:non-whitespace-character-count="272"/>
    <meta:generator>LibreOffice/7.4.7.2$Linux_X86_64 LibreOffice_project/40$Build-2</meta:generator>
  </office:meta>
</office:document-meta>
</file>